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4390000014C6603F3C2.eps" manifest:media-type=""/>
  <manifest:file-entry manifest:full-path="Pictures/20000001000007E300000849F5ED1475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4§latex§\begin{table}&#10;\begin{tabular}{cc|c}&#10;X&amp;Y&amp;Z\\&#10;\hline&#10;0&amp;0&amp;0\\&#10;0&amp;1&amp;0\\&#10;1&amp;0&amp;0\\&#10;1&amp;1&amp;1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175cm" svg:x="0.249cm" svg:y="0.361cm">
          <draw:image xlink:href="Pictures/20000002000004390000014C6603F3C2.eps" xlink:type="simple" xlink:show="embed" xlink:actuate="onLoad">
            <text:p/>
          </draw:image>
        </draw:frame>
        <draw:frame draw:style-name="gr2" draw:layer="layout" svg:width="0.455cm" svg:height="0.388cm" svg:x="0.212cm" svg:y="0.7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396cm" svg:height="0.388cm" svg:x="0.188cm" svg:y="1.5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17cm" svg:height="0.388cm" svg:x="0.227cm" svg:y="2.4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1.162cm" svg:height="0.696cm" svg:x="5.963cm" svg:y="0.374cm">
          <draw:text-box>
            <text:p><text:span text:style-name="T1">مداخل</text:span></text:p>
          </draw:text-box>
        </draw:frame>
        <draw:frame draw:style-name="gr3" draw:text-style-name="P2" draw:layer="layout" svg:width="1.035cm" svg:height="0.696cm" svg:x="7.331cm" svg:y="0.401cm">
          <draw:text-box>
            <text:p><text:span text:style-name="T1">مخارج</text:span></text:p>
          </draw:text-box>
        </draw:frame>
        <draw:frame draw:style-name="gr2" draw:layer="layout" svg:width="0.405cm" svg:height="0.308cm" svg:x="6.356cm" svg:y="1.0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358cm" svg:height="0.312cm" svg:x="6.37cm" svg:y="1.3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376cm" svg:height="0.312cm" svg:x="7.532cm" svg:y="1.15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1.858cm" svg:height="1.646cm" svg:x="6.234cm" svg:y="1.871cm">
          <draw:image xlink:href="Pictures/20000001000007E300000849F5ED147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09:52:04</dc:date>
    <dc:creator>kkk </dc:creator>
    <meta:editing-duration>PT8H21M14S</meta:editing-duration>
    <meta:editing-cycles>39</meta:editing-cycles>
    <meta:generator>LibreOffice/3.3$Linux LibreOffice_project/330m19$Build-401</meta:generator>
    <meta:document-statistic meta:object-count="10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i>Y</mi>
    <annotation encoding="StarMath 5.0">Y</annotation>
  </semantics>
</math>
</file>

<file path=Object 5/content.xml><?xml version="1.0" encoding="utf-8"?>
<math xmlns="http://www.w3.org/1998/Math/MathML">
  <semantics>
    <mi>Z</mi>
    <annotation encoding="StarMath 5.0">Z</annotation>
  </semantics>
</math>
</file>

<file path=Object 7/content.xml><?xml version="1.0" encoding="utf-8"?>
<math xmlns="http://www.w3.org/1998/Math/MathML">
  <semantics>
    <mi>Z</mi>
    <annotation encoding="StarMath 5.0">Z</annotation>
  </semantics>
</math>
</file>